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8.717cm" fo:margin-left="0cm" table:align="left"/>
    </style:style>
    <style:style style:name="Tabella1.A" style:family="table-column">
      <style:table-column-properties style:column-width="2.515cm"/>
    </style:style>
    <style:style style:name="Tabella1.B" style:family="table-column">
      <style:table-column-properties style:column-width="7.96cm"/>
    </style:style>
    <style:style style:name="Tabella1.C" style:family="table-column">
      <style:table-column-properties style:column-width="8.241cm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non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.A2" style:family="table-cell">
      <style:table-cell-properties style:vertical-align="middle"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" style:family="table">
      <style:table-properties style:width="18.717cm" fo:margin-left="0cm" table:align="left"/>
    </style:style>
    <style:style style:name="Tabella6.A" style:family="table-column">
      <style:table-column-properties style:column-width="8.885cm"/>
    </style:style>
    <style:style style:name="Tabella6.B" style:family="table-column">
      <style:table-column-properties style:column-width="4.509cm"/>
    </style:style>
    <style:style style:name="Tabella6.C" style:family="table-column">
      <style:table-column-properties style:column-width="5.323cm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C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B3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C3" style:family="table-cell">
      <style:table-cell-properties fo:padding="0.097cm" fo:border-left="0.05pt dotted #000000" fo:border-right="0.05pt solid #000000" fo:border-top="0.05pt solid #000000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913740" style:font-name-asian="SimSun" style:font-size-asian="10pt" style:font-weight-asian="normal" style:font-name-complex="Tahoma" style:font-size-complex="10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8da745" style:font-name-asian="SimSun" style:font-size-asian="10pt" style:font-weight-asian="bold" style:font-name-complex="Tahoma" style:font-size-complex="10pt" style:font-weight-complex="bold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a745" officeooo:paragraph-rsid="008da745" style:font-name-asian="SimSun" style:font-size-asian="9pt" style:font-weight-asian="bold" style:font-name-complex="Tahoma" style:font-size-complex="9pt" style:font-weight-complex="bold"/>
    </style:style>
    <style:style style:name="P8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9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10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fo:font-weight="normal" officeooo:paragraph-rsid="0093792b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8pt" fo:font-weight="normal" officeooo:paragraph-rsid="00a1fe10" style:font-name-asian="SimSun" style:font-size-asian="8pt" style:font-weight-asian="normal" style:font-name-complex="Tahoma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da745" officeooo:paragraph-rsid="009a18e5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792b" officeooo:paragraph-rsid="0093792b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a1fe10" officeooo:paragraph-rsid="00a1fe10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a745" officeooo:paragraph-rsid="008da745" style:font-name-asian="SimSun" style:font-size-asian="9pt" style:font-weight-asian="bold" style:font-name-complex="Tahoma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a47f83" style:font-name-asian="SimSun" style:font-size-asian="8pt" style:font-weight-asian="normal" style:font-name-complex="Tahoma" style:font-size-complex="8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rsid="00a47f83" officeooo:paragraph-rsid="00a47f83" style:font-name-asian="SimSun" style:font-size-asian="10pt" style:font-weight-asian="bold" style:font-name-complex="Tahoma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8da7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7">CAMPAGNA</text:p>
          </table:table-cell>
          <table:table-cell table:style-name="Tabella1.B1" office:value-type="string">
            <text:p text:style-name="P6"><text:span text:style-name="T2">[</text:span><text:placeholder text:placeholder-type="text">&lt;o.code&gt;</text:placeholder><text:span text:style-name="T2">] </text:span><text:span text:style-name="T2"><text:placeholder text:placeholder-type="text">&lt;o.name&gt;</text:placeholder></text:span></text:p>
          </table:table-cell>
          <table:table-cell table:style-name="Tabella1.C1" office:value-type="string">
            <text:p text:style-name="P6"><text:span text:style-name="T2">Cliente: </text:span><text:span text:style-name="T1"><text:placeholder text:placeholder-type="text">&lt;o.partner_id.name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7"/>
          </table:table-cell>
          <table:table-cell table:style-name="Tabella1.B2" office:value-type="string">
            <text:p text:style-name="P19">Album anteprima: <text:span text:style-name="T2"><text:placeholder text:placeholder-type="text">&lt;o.thumb_album_id.name&gt;</text:placeholder></text:span></text:p>
          </table:table-cell>
          <table:table-cell table:style-name="Tabella1.C2" office:value-type="string">
            <text:p text:style-name="P19">Album HD: <text:span text:style-name="T2"><text:placeholder text:placeholder-type="text">&lt;o.album_id.name&gt;</text:placeholder>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header-rows>
          <table:table-row>
            <table:table-cell table:style-name="Tabella6.A1" office:value-type="string">
              <text:p text:style-name="P13">Prodotto</text:p>
            </table:table-cell>
            <table:table-cell table:style-name="Tabella6.A1" office:value-type="string">
              <text:p text:style-name="P14">EAN</text:p>
            </table:table-cell>
            <table:table-cell table:style-name="Tabella6.C1" office:value-type="string">
              <text:p text:style-name="P15"/>
            </table:table-cell>
          </table:table-row>
        </table:table-header-rows>
        <table:table-row table:style-name="Tabella6.2">
          <table:table-cell table:style-name="Tabella6.A2" table:number-columns-spanned="3" office:value-type="string">
            <text:p text:style-name="P2"><text:placeholder text:placeholder-type="text">&lt;for each="product in o.product_ids"&gt;</text:placeholder></text:p>
          </table:table-cell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18"><text:placeholder text:placeholder-type="text">&lt;product.product_id.default_code or ''&gt;</text:placeholder> <text:placeholder text:placeholder-type="text">&lt;product.description&gt;</text:placeholder></text:p>
          </table:table-cell>
          <table:table-cell table:style-name="Tabella6.B3" office:value-type="string">
            <text:p text:style-name="P11"><text:placeholder text:placeholder-type="text">&lt;product.product_id.ean13 or ''&gt;</text:placeholder></text:p>
          </table:table-cell>
          <table:table-cell table:style-name="Tabella6.C3" office:value-type="string">
            <text:p text:style-name="P12"/>
          </table:table-cell>
        </table:table-row>
        <table:table-row table:style-name="Tabella6.2">
          <table:table-cell table:style-name="Tabella6.A4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</table:table>
      <text:p text:style-name="P10"><text:placeholder text:placeholder-type="text">&lt;if test="o.id != objects[-1].id"&gt;</text:placeholder></text:p>
      <text:p text:style-name="P3"/>
      <text:p text:style-name="P8"/>
      <text:p text:style-name="P4"><text:placeholder text:placeholder-type="text">&lt;/if&gt;</text:placeholder></text:p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8-04T10:39:00.239304806</dc:date>
    <meta:editing-duration>P2DT2H31M49S</meta:editing-duration>
    <meta:editing-cycles>511</meta:editing-cycles>
    <meta:generator>LibreOffice/4.3.3.2$Linux_X86_64 LibreOffice_project/430m0$Build-2</meta:generator>
    <dc:creator>thebrush </dc:creator>
    <meta:document-statistic meta:table-count="2" meta:image-count="0" meta:object-count="0" meta:page-count="2" meta:paragraph-count="15" meta:word-count="35" meta:character-count="330" meta:non-whitespace-character-count="310"/>
    <meta:user-defined meta:name="Info 1"/>
    <meta:user-defined meta:name="Info 2"/>
    <meta:user-defined meta:name="Info 3"/>
    <meta:user-defined meta:name="Info 4"/>
  </office:meta>
</office:document-meta>
</file>